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Role of Family in Modern Society</text:p>
      <text:p text:style-name="P1"/>
      <text:p text:style-name="P1">Being born and raised in a typical Russian family, I realized how important the role of the family is in modern society. In our world, where every day brings new challenges and trials, the family can be a support and a refuge.</text:p>
      <text:p text:style-name="P1"/>
      <text:p text:style-name="P1">In Western families, individualism often prevails, where each family member strives for his or her own independence and self-realization. Eastern families, including Russian families, are characterized by close ties between family members, where the most important value is collective well-being. In such a family, parents provide support and direction, and children in turn respect their opinions and advice.</text:p>
      <text:p text:style-name="P1"/>
      <text:p text:style-name="P1">The Russian family traditionally places great emphasis on socializing around the dinner table. This is the time when we share our thoughts, joys and concerns. Here there is a transmission of values and cultural heritage that shapes our worldview and character.</text:p>
      <text:p text:style-name="P1"/>
      <text:p text:style-name="P1">However, despite the close ties, the Russian family can also face the challenges of the modern world. The distance between generations, changes in the economy and technology can create a gap in understanding between parents and children. This is where it is important to find a balance between preserving traditions and adapting to a changing world.</text:p>
      <text:p text:style-name="P1"/>
      <text:p text:style-name="P1">In modern society, where the speed of life is constantly increasing, the family remains an indispensable element of support and stability. In the Russian family, as in many Eastern families, the values of family bonds, mutual care and support are ingrained. These values not only help us to overcome difficulties, but also make our lives more fulfilling and meaningful.</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3T21:11:13.141031138</meta:creation-date>
    <dc:date>2024-04-23T21:11:34.269129837</dc:date>
    <meta:editing-duration>PT22S</meta:editing-duration>
    <meta:editing-cycles>1</meta:editing-cycles>
    <meta:document-statistic meta:table-count="0" meta:image-count="0" meta:object-count="0" meta:page-count="1" meta:paragraph-count="6" meta:word-count="263" meta:character-count="1649" meta:non-whitespace-character-count="1392"/>
    <meta:generator>LibreOffice/7.3.7.2$Linux_X86_64 LibreOffice_project/30$Build-2</meta:generator>
  </office:meta>
</office:document-meta>
</file>